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7b01" officeooo:paragraph-rsid="001b7b01"/>
    </style:style>
    <style:style style:name="P2" style:family="paragraph" style:parent-style-name="Standard">
      <style:text-properties officeooo:rsid="001cc2f4" officeooo:paragraph-rsid="001cc2f4"/>
    </style:style>
    <style:style style:name="P3" style:family="paragraph" style:parent-style-name="Text_20_body">
      <style:text-properties officeooo:rsid="001b7b01" officeooo:paragraph-rsid="001b7b01"/>
    </style:style>
    <style:style style:name="P4" style:family="paragraph" style:parent-style-name="Text_20_body">
      <style:text-properties officeooo:paragraph-rsid="002753a7"/>
    </style:style>
    <style:style style:name="P5" style:family="paragraph" style:parent-style-name="Text_20_body">
      <style:text-properties officeooo:paragraph-rsid="0028de77"/>
    </style:style>
    <style:style style:name="T1" style:family="text">
      <style:text-properties officeooo:rsid="001cc2f4"/>
    </style:style>
    <style:style style:name="T2" style:family="text">
      <style:text-properties officeooo:rsid="0026567a"/>
    </style:style>
    <style:style style:name="T3" style:family="text">
      <style:text-properties officeooo:rsid="0026e7f9"/>
    </style:style>
    <style:style style:name="T4" style:family="text">
      <style:text-properties officeooo:rsid="002753a7"/>
    </style:style>
    <style:style style:name="T5" style:family="text">
      <style:text-properties fo:font-weight="normal" style:font-weight-asian="normal" style:font-weight-complex="normal"/>
    </style:style>
    <style:style style:name="T6" style:family="text">
      <style:text-properties fo:font-weight="normal" officeooo:rsid="002753a7" style:font-weight-asian="normal" style:font-weight-complex="normal"/>
    </style:style>
    <style:style style:name="T7" style:family="text">
      <style:text-properties officeooo:rsid="0028de77"/>
    </style:style>
    <style:style style:name="T8" style:family="text">
      <style:text-properties officeooo:rsid="002a7a1d"/>
    </style:style>
    <style:style style:name="T9" style:family="text">
      <style:text-properties officeooo:rsid="002b9258"/>
    </style:style>
    <style:style style:name="T10" style:family="text">
      <style:text-properties officeooo:rsid="002c83b6"/>
    </style:style>
    <style:style style:name="T11" style:family="text">
      <style:text-properties officeooo:rsid="002e2456"/>
    </style:style>
    <style:style style:name="T12" style:family="text">
      <style:text-properties officeooo:rsid="002f74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inleitung</text:p>
      <text:p text:style-name="P1"/>
      <text:p text:style-name="P1">1.1 Motivation</text:p>
      <text:p text:style-name="P1"/>
      <text:p text:style-name="P2">1.2 <text:span text:style-name="T12">Verwandte Arbeiten</text:span></text:p>
      <text:p text:style-name="P1"/>
      <text:p text:style-name="P1">1.<text:span text:style-name="T1">3</text:span> Zielstellung</text:p>
      <text:p text:style-name="P1"/>
      <text:p text:style-name="P3">In diesem Kapitel <text:span text:style-name="T2">wird</text:span> die Zielsetzung <text:span text:style-name="T2">der Arbeit beschrieben.</text:span> <text:span text:style-name="T2">Es soll ein Konzept</text:span> für ein prozedurales System <text:span text:style-name="T2">entworfen werden</text:span>, das in der Lage ist, digitale Welten zu generieren. Dabei <text:span text:style-name="T2">soll</text:span> sicher<text:span text:style-name="T2">ge</text:span>stel<text:span text:style-name="T2">lt werden</text:span>, dass das System und sein Output <text:span text:style-name="T2">folgende</text:span> Anforderungen bestmöglich erfüllen: Realismus, Flexibilität, Performance und Benutzbarkeit.</text:p>
      <text:p text:style-name="P4"><text:span text:style-name="Strong_20_Emphasis">Realismus</text:span><text:span text:style-name="Strong_20_Emphasis"><text:span text:style-name="T5"> </text:span></text:span><text:span text:style-name="Strong_20_Emphasis"><text:span text:style-name="T6">umfasst die generierung von Welten, die den Eindruck realer Landschaften und Siedlungen der Erde vermitteln. Dabei wird angestrebt, dass die erzeugten digitalen Umgebungen für das menschliche Auge als vertraut und plausibel wahrgenommen werden.</text:span></text:span></text:p>
      <text:p text:style-name="Text_20_body"><text:span text:style-name="Strong_20_Emphasis">Flexibilität</text:span><text:span text:style-name="Strong_20_Emphasis"><text:span text:style-name="T5"> </text:span></text:span><text:span text:style-name="Strong_20_Emphasis"><text:span text:style-name="T6">soll den Nutzern ermöglichen, </text:span></text:span>individuell Einfluss auf die Berechnungen und den Output zu nehmen. Hierbei <text:span text:style-name="T7">wird</text:span> ein breites Spektrum an einstellbaren Parametern bereitgestellt, um den Anwendern die Möglichkeit zu geben, die erzeugten Welten an ihre spezifischen Bedürfnisse anzupassen. Dadurch <text:span text:style-name="T2">soll</text:span> <text:span text:style-name="T2">das</text:span> prozedurale System universell <text:span text:style-name="T2">für verschiedenste</text:span> digitale Anwendungen, insbesondere digitale Spielen, <text:span text:style-name="T2">einsetzbar gemacht werden</text:span>.</text:p>
      <text:p text:style-name="P4"><text:span text:style-name="Strong_20_Emphasis">Performance</text:span> <text:span text:style-name="T4">wird im Rahmen dieser Arbeit daran gemessen, ob die Erstellung der Welten </text:span><text:span text:style-name="T7">und ihrer einzelnen Teilbereiche</text:span><text:span text:style-name="T4"> schnell genug erfolgt, um den Nutzern eine nahtlose Erfahrung zu bieten. </text:span><text:span text:style-name="T3">D</text:span><text:span text:style-name="T4">ie Laufzeiten der einzelnen Programmroutinen </text:span><text:span text:style-name="T3">sollten dabei</text:span><text:span text:style-name="T4"> vom Nutzer nicht als störende Unterbrechung wahrgenommen werden.</text:span></text:p>
      <text:p text:style-name="P5"><text:span text:style-name="Strong_20_Emphasis">Benutzbarkeit</text:span> <text:span text:style-name="T7">beschreibt in dieser Arbeit zum einen, wie intuitiv die Anwendung von sowohl erfahrenen als auch neuen Nutzern bedient werden kann. Darüber hinaus gewährleistet eine hohe Benutzbarkeit, dass die Anwendung zuverlässig funktioniert, um eine konsistente und verlässliche </text:span><text:span text:style-name="T3">Bedienung und</text:span><text:span text:style-name="T7"> Ausgabe zu erreichen. </text:span><text:span text:style-name="T11">Zuletzt sollte der Arbeitsaufwand für den Nutzer möglichst gering gehalten werden.</text:span></text:p>
      <text:p text:style-name="Text_20_body">Es ist jedoch wichtig anzumerken, dass die oben genannten Anforderungen nicht alle vollständig erfüllt werden können, da einige <text:span text:style-name="T9">der</text:span> Ziele miteinander konkurrieren. <text:span text:style-name="T10">So</text:span> führt ein höherer Grad an Realismus oft zu komplexeren Berechnungen und längeren Laufzeiten, was die Performance beeinträchtigt. Ebenso <text:span text:style-name="T8">resultiert aus</text:span> ein<text:span text:style-name="T8">em</text:span> höherer<text:span text:style-name="T8">n</text:span> Grad an Flexibilität, durch eine Vielzahl von einstellbaren Parametern, möglicherweise <text:span text:style-name="T8">eine eingeschränkte</text:span> Benutzbarkeit, <text:span text:style-name="T10">weil die Anwendung für den Anwender unübersichtlicher wird</text:span>.</text:p>
      <text:p text:style-name="Text_20_body">Das Finden einer Balance zwischen den konkurrierenden Anforderungen ist entscheidend. Es ist <text:span text:style-name="T8">klar</text:span>, dass nicht alle Anforderungen <text:span text:style-name="T8">in vollem </text:span><text:span text:style-name="T10">M</text:span><text:span text:style-name="T8">aße</text:span> erfüllt werden können. Daher werden <text:span text:style-name="T8">im Rahmen dieser Arbeit </text:span><text:span text:style-name="T10">die Kriterien</text:span> Realismus und Flexibilität <text:span text:style-name="T10">besonder priorisiert</text:span>, um die Qualität des Outputs für erfahrene Nutzer zu maximieren. Gleichzeitig wird jedoch angestrebt, ein Mindestmaß an Performance und Benutzbarkeit zu gewährleisten, um eine insgesamt zufriedenstellende Nutzungserfahrung zu bieten.</text:p>
      <text:p text:style-name="P1"/>
      <text:p text:style-name="P1"/>
      <text:p text:style-name="P1">1.<text:span text:style-name="T1">4</text:span> Gliederun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03T11:58:55.149000000</meta:creation-date>
    <dc:date>2023-08-29T14:22:56.305000000</dc:date>
    <meta:editing-duration>PT33M37S</meta:editing-duration>
    <meta:editing-cycles>9</meta:editing-cycles>
    <meta:generator>LibreOffice/7.1.1.2$Windows_X86_64 LibreOffice_project/fe0b08f4af1bacafe4c7ecc87ce55bb426164676</meta:generator>
    <meta:document-statistic meta:table-count="0" meta:image-count="0" meta:object-count="0" meta:page-count="1" meta:paragraph-count="12" meta:word-count="374" meta:character-count="2852" meta:non-whitespace-character-count="2490"/>
  </office:meta>
</office:document-meta>
</file>